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Monospace" fo:language="en" fo:country="US" style:font-name-asian="Noto Sans CJK SC Regular" style:language-asian="en" style:country-asian="US" style:font-name-complex="FreeSans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complex="10pt" fo:color="#008080" style:font-name="Monospace" fo:font-size="10pt" style:font-name-asian="Monospace" style:font-name-complex="Monospace" style:font-size-asian="10pt"/>
    </style:style>
    <style:style style:name="T2" style:family="text">
      <style:text-properties style:font-size-complex="10pt" style:font-name="Monospace" fo:font-size="10pt" style:font-name-asian="Monospace" style:font-name-complex="Monospace" style:font-size-asian="10pt" fo:color="#3f7f7f"/>
    </style:style>
    <style:style style:name="T3" style:family="text">
      <style:text-properties style:font-size-asian="10pt" style:font-name-complex="Monospace" style:font-name="Monospace" style:font-size-complex="10pt" fo:font-size="10pt" fo:color="#7f007f" style:font-name-asian="Monospace"/>
    </style:style>
    <style:style style:name="T4" style:family="text">
      <style:text-properties style:font-size-asian="10pt" style:font-name-complex="Monospace" style:font-name="Monospace" style:font-size-complex="10pt" fo:font-size="10pt" style:font-name-asian="Monospace" fo:color="#3c3c3c"/>
    </style:style>
    <style:style style:name="T5" style:family="text">
      <style:text-properties style:font-size-asian="10pt" style:font-name-complex="Monospace" style:font-name="Monospace" style:font-size-complex="10pt" fo:font-size="10pt" style:font-name-asian="Monospace" style:font-style-complex="italic" fo:color="#2a00ff" fo:font-style="italic" style:font-style-asian="italic"/>
    </style:style>
    <style:style style:name="T6" style:family="text">
      <style:text-properties fo:color="#7f007f"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3c3c3c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2a00ff" fo:font-style="italic" style:font-style-asian="italic" style:font-style-complex="italic"/>
    </style:style>
    <style:style style:name="T9" style:family="text">
      <style:text-properties style:font-name="Monospace" fo:font-size="10pt" style:font-name-asian="Monospace" style:font-name-complex="Monospace" style:font-size-asian="10pt" style:font-size-complex="10pt" fo:color="#008080"/>
    </style:style>
    <style:style style:name="T10" style:family="text">
      <style:text-properties fo:color="#008080" style:font-name="Monospace" fo:font-size="10pt" style:font-name-asian="Monospace" style:font-name-complex="Monospace" style:font-size-asian="10pt" style:font-size-complex="10pt"/>
    </style:style>
    <style:style style:name="T11" style:family="text">
      <style:text-properties style:font-name="Monospace" fo:font-size="10pt" style:font-name-asian="Monospace" style:font-name-complex="Monospace" style:font-size-asian="10pt" style:font-size-complex="10pt" fo:color="#3f7f7f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S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426" calcext:value-type="float">
            <text:p>1426</text:p>
          </table:table-cell>
          <table:table-cell table:style-name="ce1" office:value-type="float" office:value="345360000" calcext:value-type="float">
            <text:p>345360000</text:p>
          </table:table-cell>
          <table:table-cell table:style-name="ce1" office:value-type="string" calcext:value-type="string">
            <text:p>0.31948</text:p>
          </table:table-cell>
          <table:table-cell table:style-name="ce1" office:value-type="string" calcext:value-type="string">
            <text:p>32.80</text:p>
          </table:table-cell>
          <table:table-cell table:style-name="ce1" office:value-type="string" calcext:value-type="string">
            <text:p>4464.00</text:p>
          </table:table-cell>
          <table:table-cell table:style-name="ce1" office:value-type="string" calcext:value-type="string">
            <text:p>4215.5</text:p>
          </table:table-cell>
          <table:table-cell table:style-name="ce1" office:value-type="string" calcext:value-type="string">
            <text:p>20.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433" calcext:value-type="float">
            <text:p>1433</text:p>
          </table:table-cell>
          <table:table-cell table:style-name="ce1" table:formula="of:=[.D3]" office:value-type="float" office:value="345360000" calcext:value-type="float">
            <text:p>345360000</text:p>
          </table:table-cell>
          <table:table-cell table:style-name="ce1" table:formula="of:=[.E3]" office:value-type="string" office:string-value="0.31948" calcext:value-type="string">
            <text:p>0.31948</text:p>
          </table:table-cell>
          <table:table-cell table:style-name="ce1" office:value-type="string" calcext:value-type="string">
            <text:p>32.80</text:p>
          </table:table-cell>
          <table:table-cell table:style-name="ce1" office:value-type="string" calcext:value-type="string">
            <text:p>4464.00</text:p>
          </table:table-cell>
          <table:table-cell table:style-name="ce1" table:formula="of:=[.H3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32.538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1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table:formula="of:=[.D4]" office:value-type="float" office:value="345360000" calcext:value-type="float">
            <text:p>345360000</text:p>
          </table:table-cell>
          <table:table-cell table:style-name="ce1" table:formula="of:=[.E4]" office:value-type="string" office:string-value="0.31948" calcext:value-type="string">
            <text:p>0.31948</text:p>
          </table:table-cell>
          <table:table-cell table:style-name="ce1" office:value-type="string" calcext:value-type="string">
            <text:p>32.80</text:p>
          </table:table-cell>
          <table:table-cell table:style-name="ce1" office:value-type="string" calcext:value-type="string">
            <text:p>4464.00</text:p>
          </table:table-cell>
          <table:table-cell table:style-name="ce1" table:formula="of:=[.H4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62.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8880000" calcext:value-type="float">
            <text:p>68880000</text:p>
          </table:table-cell>
          <table:table-cell table:style-name="ce1" office:value-type="string" calcext:value-type="string">
            <text:p>0.06371</text:p>
          </table:table-cell>
          <table:table-cell table:style-name="ce1" office:value-type="string" calcext:value-type="string">
            <text:p>6.5436</text:p>
          </table:table-cell>
          <table:table-cell table:formula="of:=[.G4]" office:value-type="string" office:string-value="4464.00" calcext:value-type="string">
            <text:p>4464.00</text:p>
          </table:table-cell>
          <table:table-cell table:style-name="ce1" table:formula="of:=[.H5]" office:value-type="string" office:string-value="4215.5" calcext:value-type="string">
            <text:p>4215.5</text:p>
          </table:table-cell>
          <table:table-cell table:style-name="ce4" office:value-type="string" calcext:value-type="string">
            <text:p>4.200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5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8880000" calcext:value-type="float">
            <text:p>68880000</text:p>
          </table:table-cell>
          <table:table-cell table:style-name="ce1" office:value-type="string" calcext:value-type="string">
            <text:p>0.06371</text:p>
          </table:table-cell>
          <table:table-cell table:style-name="ce1" office:value-type="string" calcext:value-type="string">
            <text:p>6.5436</text:p>
          </table:table-cell>
          <table:table-cell table:formula="of:=[.G5]" office:value-type="string" office:string-value="4464.00" calcext:value-type="string">
            <text:p>4464.00</text:p>
          </table:table-cell>
          <table:table-cell table:style-name="ce1" table:formula="of:=[.H6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5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L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68880000" calcext:value-type="float">
            <text:p>68880000</text:p>
          </table:table-cell>
          <table:table-cell table:style-name="ce1" office:value-type="string" calcext:value-type="string">
            <text:p>0.06371</text:p>
          </table:table-cell>
          <table:table-cell table:style-name="ce1" office:value-type="string" calcext:value-type="string">
            <text:p>6.5436</text:p>
          </table:table-cell>
          <table:table-cell table:formula="of:=[.G6]" office:value-type="string" office:string-value="4464.00" calcext:value-type="string">
            <text:p>4464.00</text:p>
          </table:table-cell>
          <table:table-cell table:style-name="ce1" table:formula="of:=[.H7]" office:value-type="string" office:string-value="4215.5" calcext:value-type="string">
            <text:p>4215.5</text:p>
          </table:table-cell>
          <table:table-cell table:style-name="ce1" office:value-type="string" calcext:value-type="string">
            <text:p>7.128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formula="of:=[.D5]/1024/1024/1024" office:value-type="float" office:value="0.321641564369202" calcext:value-type="float">
            <text:p>0,321641564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6]/1024/1024/1024" office:value-type="float" office:value="0.0641494989395142" calcext:value-type="float">
            <text:p>0,06414949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600 station</text:p>
          </table:table-cell>
          <table:table-cell table:number-columns-repeated="9"/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</table:table-row>
        <table:table-row table:style-name="ro1">
          <table:table-cell table:number-columns-repeated="12"/>
          <table:table-cell table:style-name="ce1" office:value-type="float" office:value="0.31948" calcext:value-type="float">
            <text:p>0,31948</text:p>
          </table:table-cell>
          <table:table-cell table:style-name="ce1" office:value-type="float" office:value="32.8" calcext:value-type="float">
            <text:p>32,8</text:p>
          </table:table-cell>
          <table:table-cell table:style-name="ce1" office:value-type="float" office:value="4464" calcext:value-type="float">
            <text:p>4464</text:p>
          </table:table-cell>
          <table:table-cell table:style-name="ce1" office:value-type="float" office:value="4215.5" calcext:value-type="float">
            <text:p>4215,5</text:p>
          </table:table-cell>
        </table:table-row>
        <table:table-row table:style-name="ro1">
          <table:table-cell/>
          <table:table-cell office:value-type="string" calcext:value-type="string">
            <text:p>azure small medium large cloud <text:s/>kategóriájának összehasonlítása és hatásának vizsgálata frekvencia szempontjából</text:p>
          </table:table-cell>
          <table:table-cell table:number-columns-repeated="8"/>
          <table:table-cell office:value-type="string" calcext:value-type="string">
            <text:p>1S</text:p>
          </table:table-cell>
          <table:table-cell table:style-name="ce1" office:value-type="float" office:value="20.039" calcext:value-type="float">
            <text:p>20,039</text:p>
          </table:table-cell>
          <table:table-cell table:style-name="ce6" table:formula="of:=[.M$13]+[.$L$14]" office:value-type="float" office:value="20.35848" calcext:value-type="float">
            <text:p>20,35848</text:p>
          </table:table-cell>
          <table:table-cell table:style-name="ce7" table:formula="of:=[.N$13]+[.$L$14]" office:value-type="float" office:value="52.839" calcext:value-type="float">
            <text:p>52,839</text:p>
          </table:table-cell>
          <table:table-cell table:style-name="ce7" table:formula="of:=[.O$13]+[.$L$14]" office:value-type="float" office:value="4484.039" calcext:value-type="float">
            <text:p>4484,039</text:p>
          </table:table-cell>
          <table:table-cell table:style-name="ce7" table:formula="of:=[.P$13]+[.$L$14]" office:value-type="float" office:value="4235.539" calcext:value-type="float">
            <text:p>4235,53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5S</text:p>
          </table:table-cell>
          <table:table-cell table:style-name="ce4" office:value-type="float" office:value="4.2" calcext:value-type="float">
            <text:p>4,2</text:p>
          </table:table-cell>
          <table:table-cell table:style-name="ce7" table:formula="of:=[.$L$15]+[.M$20]" office:value-type="float" office:value="4.26371" calcext:value-type="float">
            <text:p>4,26371</text:p>
          </table:table-cell>
          <table:table-cell table:style-name="ce7" table:formula="of:=[.$L$15]+[.N$20]" office:value-type="float" office:value="10.7436" calcext:value-type="float">
            <text:p>10,7436</text:p>
          </table:table-cell>
          <table:table-cell table:style-name="ce7" table:formula="of:=[.$L$15]+[.O$20]" office:value-type="float" office:value="4468.2" calcext:value-type="float">
            <text:p>4468,2</text:p>
          </table:table-cell>
          <table:table-cell table:style-name="ce7" table:formula="of:=[.$L$15]+[.P$20]" office:value-type="float" office:value="4219.7" calcext:value-type="float">
            <text:p>4219,7</text:p>
          </table:table-cell>
        </table:table-row>
        <table:table-row table:style-name="ro2">
          <table:table-cell/>
          <table:table-cell table:style-name="ce2" office:value-type="string" calcext:value-type="string">
            <text:p><text:span text:style-name="T1">&lt;</text:span><text:span text:style-name="T2">azure</text:span> <text:span text:style-name="T3">calculate</text:span><text:span text:style-name="T4">=</text:span><text:span text:style-name="T5">"true"</text:span> <text:span text:style-name="T6">period</text:span><text:span text:style-name="T7">=</text:span><text:span text:style-name="T8">"1"</text:span><text:span text:style-name="T9">&gt;</text:span></text:p>
          </table:table-cell>
          <table:table-cell table:number-columns-repeated="8"/>
          <table:table-cell office:value-type="string" calcext:value-type="string">
            <text:p>1M</text:p>
          </table:table-cell>
          <table:table-cell table:style-name="ce1" office:value-type="float" office:value="32.538" calcext:value-type="float">
            <text:p>32,538</text:p>
          </table:table-cell>
          <table:table-cell table:style-name="ce7" table:formula="of:=[.M$13]+[.$L$16]" office:value-type="float" office:value="32.85748" calcext:value-type="float">
            <text:p>32,85748</text:p>
          </table:table-cell>
          <table:table-cell table:style-name="ce7" table:formula="of:=[.N$13]+[.$L$16]" office:value-type="float" office:value="65.338" calcext:value-type="float">
            <text:p>65,338</text:p>
          </table:table-cell>
          <table:table-cell table:style-name="ce7" table:formula="of:=[.O$13]+[.$L$16]" office:value-type="float" office:value="4496.538" calcext:value-type="float">
            <text:p>4496,538</text:p>
          </table:table-cell>
          <table:table-cell table:style-name="ce7" table:formula="of:=[.P$13]+[.$L$16]" office:value-type="float" office:value="4248.038" calcext:value-type="float">
            <text:p>4248,038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0">&lt;</text:span><text:span text:style-name="T11">price-per-month</text:span><text:span text:style-name="T9">&gt;</text:span><text:span text:style-name="T7">4215.5</text:span><text:span text:style-name="T9">&lt;/</text:span><text:span text:style-name="T11">price-per-month</text:span><text:span text:style-name="T9">&gt;</text:span></text:p>
          </table:table-cell>
          <table:table-cell table:number-columns-repeated="8"/>
          <table:table-cell office:value-type="string" calcext:value-type="string">
            <text:p>5M</text:p>
          </table:table-cell>
          <table:table-cell table:style-name="ce1" office:value-type="float" office:value="5.45" calcext:value-type="float">
            <text:p>5,45</text:p>
          </table:table-cell>
          <table:table-cell table:style-name="ce7" table:formula="of:=[.$L$17]+[.M$20]" office:value-type="float" office:value="5.51371" calcext:value-type="float">
            <text:p>5,51371</text:p>
          </table:table-cell>
          <table:table-cell table:style-name="ce7" table:formula="of:=[.$L$17]+[.N$20]" office:value-type="float" office:value="11.9936" calcext:value-type="float">
            <text:p>11,9936</text:p>
          </table:table-cell>
          <table:table-cell table:style-name="ce7" table:formula="of:=[.$L$17]+[.O$20]" office:value-type="float" office:value="4469.45" calcext:value-type="float">
            <text:p>4469,45</text:p>
          </table:table-cell>
          <table:table-cell table:style-name="ce7" table:formula="of:=[.$L$17]+[.P$20]" office:value-type="float" office:value="4220.95" calcext:value-type="float">
            <text:p>4220,95</text:p>
          </table:table-cell>
        </table:table-row>
        <table:table-row table:style-name="ro2">
          <table:table-cell/>
          <table:table-cell table:style-name="ce3" office:value-type="string" calcext:value-type="string">
            <text:p><text:span text:style-name="T10">&lt;</text:span><text:span text:style-name="T11">messages-per-day</text:span><text:span text:style-name="T9">&gt;</text:span><text:span text:style-name="T7">300000000</text:span><text:span text:style-name="T9">&lt;/</text:span><text:span text:style-name="T11">messages-per-day</text:span><text:span text:style-name="T9">&gt;</text:span></text:p>
          </table:table-cell>
          <table:table-cell table:number-columns-repeated="8"/>
          <table:table-cell office:value-type="string" calcext:value-type="string">
            <text:p>1L</text:p>
          </table:table-cell>
          <table:table-cell table:style-name="ce1" office:value-type="float" office:value="62.667" calcext:value-type="float">
            <text:p>62,667</text:p>
          </table:table-cell>
          <table:table-cell table:style-name="ce7" table:formula="of:=[.M$13]+[.$L$18]" office:value-type="float" office:value="62.98648" calcext:value-type="float">
            <text:p>62,98648</text:p>
          </table:table-cell>
          <table:table-cell table:style-name="ce7" table:formula="of:=[.N$13]+[.$L$18]" office:value-type="float" office:value="95.467" calcext:value-type="float">
            <text:p>95,467</text:p>
          </table:table-cell>
          <table:table-cell table:style-name="ce7" table:formula="of:=[.O$13]+[.$L$18]" office:value-type="float" office:value="4526.667" calcext:value-type="float">
            <text:p>4526,667</text:p>
          </table:table-cell>
          <table:table-cell table:style-name="ce7" table:formula="of:=[.P$13]+[.$L$18]" office:value-type="float" office:value="4278.167" calcext:value-type="float">
            <text:p>4278,167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0">&lt;</text:span><text:span text:style-name="T11">messagesize-per-KB</text:span><text:span text:style-name="T9">&gt;</text:span><text:span text:style-name="T7">4</text:span><text:span text:style-name="T9">&lt;/</text:span><text:span text:style-name="T11">messagesize-per-KB</text:span><text:span text:style-name="T9">&gt;</text:span></text:p>
          </table:table-cell>
          <table:table-cell table:number-columns-repeated="8"/>
          <table:table-cell office:value-type="string" calcext:value-type="string">
            <text:p>5L</text:p>
          </table:table-cell>
          <table:table-cell table:style-name="ce1" office:value-type="float" office:value="7.128" calcext:value-type="float">
            <text:p>7,128</text:p>
          </table:table-cell>
          <table:table-cell table:style-name="ce7" table:formula="of:=[.$L$19]+[.M$20]" office:value-type="float" office:value="7.19171" calcext:value-type="float">
            <text:p>7,19171</text:p>
          </table:table-cell>
          <table:table-cell table:style-name="ce7" table:formula="of:=[.$L$19]+[.N$20]" office:value-type="float" office:value="13.6716" calcext:value-type="float">
            <text:p>13,6716</text:p>
          </table:table-cell>
          <table:table-cell table:style-name="ce7" table:formula="of:=[.$L$19]+[.O$20]" office:value-type="float" office:value="4471.128" calcext:value-type="float">
            <text:p>4471,128</text:p>
          </table:table-cell>
          <table:table-cell table:style-name="ce7" table:formula="of:=[.$L$19]+[.P$20]" office:value-type="float" office:value="4222.628" calcext:value-type="float">
            <text:p>4222,628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0">&lt;/</text:span><text:span text:style-name="T11">azure</text:span><text:span text:style-name="T9">&gt;</text:span></text:p>
          </table:table-cell>
          <table:table-cell table:number-columns-repeated="10"/>
          <table:table-cell table:style-name="ce1" office:value-type="float" office:value="0.06371" calcext:value-type="float">
            <text:p>0,06371</text:p>
          </table:table-cell>
          <table:table-cell table:style-name="ce1" office:value-type="float" office:value="6.5436" calcext:value-type="float">
            <text:p>6,5436</text:p>
          </table:table-cell>
          <table:table-cell office:value-type="float" office:value="4464" calcext:value-type="float">
            <text:p>4464</text:p>
          </table:table-cell>
          <table:table-cell table:style-name="ce8" table:formula="of:=4215.5" office:value-type="float" office:value="4215.5" calcext:value-type="float">
            <text:p>421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.00.00</text:date>, <text:time style:data-style-name="N2" text:time-value="15:24:59.055388513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10T19:57:25.942956984</dc:date>
    <meta:editing-duration>PT5H35M31S</meta:editing-duration>
    <meta:editing-cycles>44</meta:editing-cycles>
    <meta:generator>LibreOffice/5.1.6.2$Linux_X86_64 LibreOffice_project/10m0$Build-2</meta:generator>
    <meta:document-statistic meta:table-count="1" meta:cell-count="119" meta:object-count="0"/>
  </office:meta>
</office:document-meta>
</file>